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stem-ui" svg:font-family="system-ui, apple-system, BlinkMacSystemFont, 'Segoe UI', Roboto, Oxygen, Ubuntu, Cantarell, 'Droid Sans', 'Helvetica Neue', BlinkMacSystemFont, 'Segoe UI', Roboto, Oxygen, Ubuntu, Cantarell, 'Fira Sans', 'Droid Sans', 'Helvetica Neue', sans-serif"/>
  </office:font-face-decls>
  <office:automatic-styles>
    <style:style style:name="P1" style:family="paragraph" style:parent-style-name="Heading_20_1">
      <loext:graphic-properties draw:fill="solid" draw:fill-color="#ffffff" draw:opacity="100%"/>
      <style:paragraph-properties fo:margin-top="0.582cm" fo:margin-bottom="0.291cm" style:contextual-spacing="false" fo:background-color="#ffffff" fo:padding="0cm" fo:border="none"/>
      <style:text-properties fo:color="#212338" loext:opacity="100%" style:font-name="system-ui" fo:font-size="27pt" fo:font-weight="bold"/>
    </style:style>
    <style:style style:name="P2" style:family="paragraph" style:parent-style-name="Heading_20_2">
      <style:paragraph-properties fo:margin-top="0.582cm" fo:margin-bottom="0.291cm" style:contextual-spacing="false" fo:padding="0cm" fo:border="none"/>
      <style:text-properties fo:color="#212338" loext:opacity="100%" style:font-name="system-ui" fo:font-size="19.5pt"/>
    </style:style>
    <style:style style:name="P3" style:family="paragraph" style:parent-style-name="Heading_20_2">
      <style:paragraph-properties fo:margin-top="0.582cm" fo:margin-bottom="0.291cm" style:contextual-spacing="false" fo:padding="0cm" fo:border="none"/>
    </style:style>
    <style:style style:name="P4" style:family="paragraph" style:parent-style-name="Heading_20_3">
      <style:paragraph-properties fo:margin-top="0.582cm" fo:margin-bottom="0.291cm" style:contextual-spacing="false" fo:padding="0cm" fo:border="none"/>
    </style:style>
    <style:style style:name="P5" style:family="paragraph" style:parent-style-name="Preformatted_20_Text">
      <loext:graphic-properties draw:fill="solid" draw:fill-color="#23241f" draw:opacity="100%"/>
      <style:paragraph-properties fo:margin-top="0.132cm" fo:margin-bottom="0.132cm" style:contextual-spacing="false" fo:line-height="172%" fo:background-color="#23241f" fo:padding-left="0.265cm" fo:padding-right="0cm" fo:padding-top="0.132cm" fo:padding-bottom="0.132cm" fo:border-left="0.06pt solid #e4e5e6" fo:border-right="none" fo:border-top="0.06pt solid #e4e5e6" fo:border-bottom="0.06pt solid #e4e5e6"/>
      <style:text-properties fo:color="#f8f8f2" loext:opacity="100%" style:font-name="Monaco" fo:font-size="9pt"/>
    </style:style>
    <style:style style:name="P6" style:family="paragraph" style:parent-style-name="Quotations">
      <style:text-properties fo:font-style="italic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.265cm" style:contextual-spacing="false" fo:background-color="#ffffff" fo:padding="0cm" fo:border="none"/>
    </style:style>
    <style:style style:name="P8" style:family="paragraph" style:parent-style-name="Text_20_body">
      <loext:graphic-properties draw:fill="solid" draw:fill-color="#ffffff" draw:opacity="100%"/>
      <style:paragraph-properties fo:margin-top="0cm" fo:margin-bottom="0.265cm" style:contextual-spacing="false" fo:background-color="#ffffff" fo:padding="0cm" fo:border="none"/>
      <style:text-properties fo:color="#212338" loext:opacity="100%" style:font-name="system-ui" fo:font-size="11.25pt" fo:letter-spacing="normal"/>
    </style:style>
    <style:style style:name="P9" style:family="paragraph" style:parent-style-name="Text_20_body" style:list-style-name="L1">
      <style:paragraph-properties fo:margin-top="0cm" fo:margin-bottom="0.265cm" style:contextual-spacing="false"/>
      <style:text-properties fo:color="#212338" loext:opacity="100%" style:font-name="system-ui" fo:font-size="11.25pt"/>
    </style:style>
    <style:style style:name="P10" style:family="paragraph" style:parent-style-name="Text_20_body">
      <loext:graphic-properties draw:fill="solid" draw:fill-color="#ffffff" draw:opacity="100%"/>
      <style:paragraph-properties fo:margin-top="0cm" fo:margin-bottom="0.265cm" style:contextual-spacing="false" fo:background-color="#ffffff" fo:padding="0cm" fo:border="none"/>
      <style:text-properties fo:color="#212338" loext:opacity="100%" fo:letter-spacing="normal"/>
    </style:style>
    <style:style style:name="P11" style:family="paragraph" style:parent-style-name="Text_20_body">
      <style:paragraph-properties fo:margin-top="0cm" fo:margin-bottom="0.291cm" style:contextual-spacing="false" fo:padding="0cm" fo:border="none"/>
    </style:style>
    <style:style style:name="P12" style:family="paragraph" style:parent-style-name="Text_20_body" style:list-style-name="L1">
      <style:paragraph-properties fo:margin-top="0cm" fo:margin-bottom="0.265cm" style:contextual-spacing="false"/>
    </style:style>
    <style:style style:name="T1" style:family="text">
      <style:text-properties fo:font-weight="bold"/>
    </style:style>
    <style:style style:name="T2" style:family="text">
      <style:text-properties fo:color="#212338" loext:opacity="100%" style:font-name="system-ui" fo:font-size="27pt" fo:font-weight="bold"/>
    </style:style>
    <style:style style:name="T3" style:family="text">
      <style:text-properties fo:color="#212338" loext:opacity="100%" style:font-name="system-ui" fo:font-size="11.25pt"/>
    </style:style>
    <style:style style:name="T4" style:family="text">
      <style:text-properties fo:color="#212338" loext:opacity="100%" style:font-name="system-ui" fo:font-size="11.25pt" fo:letter-spacing="normal"/>
    </style:style>
    <style:style style:name="T5" style:family="text">
      <style:text-properties fo:color="#212338" loext:opacity="100%" style:font-name="system-ui" fo:font-size="11.25pt" fo:letter-spacing="normal" fo:font-weight="bold"/>
    </style:style>
    <style:style style:name="T6" style:family="text">
      <style:text-properties fo:color="#212338" loext:opacity="100%" style:font-name="system-ui" fo:font-size="19.5pt"/>
    </style:style>
    <style:style style:name="T7" style:family="text">
      <style:text-properties fo:color="#212338" loext:opacity="100%" style:font-name="system-ui" fo:font-size="15pt" fo:letter-spacing="normal"/>
    </style:style>
    <style:style style:name="T8" style:family="text">
      <style:text-properties fo:color="#212338" loext:opacity="100%" style:font-name="system-ui" fo:font-size="15pt" fo:letter-spacing="normal" fo:font-weight="bold"/>
    </style:style>
    <style:style style:name="T9" style:family="text">
      <style:text-properties fo:color="#212338" loext:opacity="100%" style:font-name="Monaco" fo:font-size="9pt" fo:letter-spacing="normal" fo:background-color="#f0f0f0" loext:char-shading-value="0" loext:padding="0cm" loext:border="none"/>
    </style:style>
    <style:style style:name="T10" style:family="text">
      <style:text-properties fo:background-color="transparent" loext:char-shading-value="0"/>
    </style:style>
    <style:style style:name="T11" style:family="text">
      <style:text-properties fo:color="#0066cc" loext:opacity="100%" style:font-name="system-ui" fo:font-size="11.25pt" fo:letter-spacing="normal" fo:background-color="transparent" loext:char-shading-value="0"/>
    </style:style>
    <style:style style:name="T12" style:family="text">
      <style:text-properties fo:color="#0066cc" loext:opacity="100%" fo:background-color="transparent" loext:char-shading-value="0"/>
    </style:style>
    <style:style style:name="T13" style:family="text">
      <style:text-properties fo:font-variant="normal" fo:text-transform="none" fo:color="#212338" loext:opacity="100%" style:font-name="system-ui" fo:font-size="18pt" fo:font-style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Strong_20_Emphasis"><text:span text:style-name="T5">[ERRATA]</text:span></text:span><text:span text:style-name="T5"> No começo do vídeo eu recomendei que seria opcional pular este vídeo, porém a plataforma precisa que você complete pelo menos 90% do vídeo por conta do certificado :) assiste ai mesmo que você já tenha o Python que eu mostro meu editor neste vídeo e pode ser que você queira também utiliza-lo.</text:span></text:p>
      <text:p text:style-name="P7"><text:span text:style-name="Strong_20_Emphasis"><text:span text:style-name="T5">[Opcional] configurações do editor micro</text:span></text:span><text:span text:style-name="T4">: </text:span><text:span text:style-name="T11">https://github.com/rochacbruno/dotfiles/tree/master/.config/micro#readme</text:span></text:p>
      <text:h text:style-name="P1" text:outline-level="1">Instalação</text:h>
      <text:h text:style-name="P2" text:outline-level="2">Python</text:h>
      <text:p text:style-name="P8">O caminho recomendado para instalação do Python é através do site oficial <text:span text:style-name="T10">http://python.org</text:span> na página de downloads pode obter o instalador para o seu sistema operacional.</text:p>
      <text:p text:style-name="P8">Para este treinamento usaremos o Python 3.6+, ou seja, qualquer versão acima do 3.6 irá funcionar.</text:p>
      <text:p text:style-name="P8">Se estiver em um sistema Linux, provavelmente o Python já se encontra instalado ou pode obte-lo através do gerenciador de pacotes do seu sistema.</text:p>
      <text:p text:style-name="P8">Caso não possa instalar por algum motivo, temos ainda a alternativa de usar o Python online através das ferramantar <text:span text:style-name="T10">http://replit.com</text:span> ou <text:span text:style-name="T10">https://gitpod.io</text:span> para essas 2 ferramentas é necessário ter um cadastro no Github.</text:p>
      <text:h text:style-name="P2" text:outline-level="2">Instalando Python 3 - Windows:</text:h>
      <text:list xml:id="list1195982161" text:style-name="L1">
        <text:list-item>
          <text:p text:style-name="P9">Visite <text:span text:style-name="T12">https://www.python.org/downloads/windows/</text:span></text:p>
        </text:list-item>
        <text:list-item>
          <text:p text:style-name="P12"><text:span text:style-name="T3">Clique em </text:span><text:span text:style-name="Emphasis"><text:span text:style-name="T3">Latest Python 3 Release</text:span></text:span></text:p>
        </text:list-item>
        <text:list-item>
          <text:p text:style-name="P12"><text:span text:style-name="T3">No fim da página, faça o download de </text:span><text:span text:style-name="Strong_20_Emphasis"><text:span text:style-name="T3">Windows X86-64 executable installer</text:span></text:span></text:p>
        </text:list-item>
        <text:list-item>
          <text:p text:style-name="P9">Instale o arquivo obtido no passo 3</text:p>
        </text:list-item>
      </text:list>
      <text:h text:style-name="P2" text:outline-level="2">Instalando Python 3 - Linux:</text:h>
      <text:p text:style-name="P8">O Python 3 já está presente nas últimas versões de usuário das distribuições mais famosas de GNU/Linux, como Ubuntu, Debian openSUSE e Fedora.</text:p>
      <text:h text:style-name="P2" text:outline-level="2"><text:soft-page-break/>Terminal</text:h>
      <text:p text:style-name="P8">Você pode usar o terminal de sua preferência desde que seja compatível com Linux, no windows por exemplo pode usar o WSL (Windows Subsystem for Linux) que abre um terminal Linux dentro do windows.</text:p>
      <text:p text:style-name="P8">A título de curiosidade, no meu ambiente utilizo Arch Linux, i3wm, Terminator, ZSH e starship.rs</text:p>
      <text:h text:style-name="P2" text:outline-level="2">Editor</text:h>
      <text:p text:style-name="P8">A escolha de editor é pessoal, escolha o que gostar mais e que te dê maior conforto e produtividade, eu vou recomendar que você evite neste primeiro momento o uso de IDE (Ambiente Integrado) as IDEs são muito boas mas abstraem muitas coisas e por exemplo, ao invés de ir ao terminal e dar os comandos para rodar o programa, na IDE você cai na tentação de apertar um botão "&gt; run" que você acaba nem sabendo o que ele faz exatamente.</text:p>
      <text:p text:style-name="P8">Minha recomendação para nosso workflow de trabalho é que você mantenha sempre 2 terminais abertos no seu sistema lado a lado, um para escrevermos o código e outro para executarmos.</text:p>
      <text:p text:style-name="P8">No caso de editor de terminal eu recomendo usar o micro-editor pois ele é leve e tem funcionamento bem simples, mas você pode também preferir usar outros como nano, vim, neovim, emacs mas eu só os recomendo caso você já tenha algum conhecimento no funcionamento deles.</text:p>
      <text:p text:style-name="P8">Fique a contade para usar editores gráficos como Visual Studio Code ou Sublime Text.</text:p>
      <text:p text:style-name="P8">A título de curiosidade eu utilizo 3 editors e estou sempre alternando entre eles micro-editor, vim e vscode, dependendo da tarefa eu acabo escolhendo um deles.</text:p>
      <text:p text:style-name="P7"><text:span text:style-name="Strong_20_Emphasis"><text:span text:style-name="T5">[Opcional] configurações do editor micro</text:span></text:span><text:span text:style-name="T4">: </text:span><text:span text:style-name="T11">https://github.com/rochacbruno/dotfiles/tree/master/.config/micro#readme</text:span></text:p>
      <text:h text:style-name="P2" text:outline-level="2">Python</text:h>
      <text:p text:style-name="P7"><text:span text:style-name="T4">Agora em seu terminal já pode começar a interagir com o Python diretamente através do comando </text:span><text:span text:style-name="Source_20_Text"><text:span text:style-name="T9">python</text:span></text:span><text:span text:style-name="T4">.</text:span></text:p>
      <text:p text:style-name="P8">Para verificar a versão que está instalada use o comando</text:p>
      <text:p text:style-name="P5">python --version</text:p>
      <text:p text:style-name="P8">é muito importante que a versão seja pelo menos 3.6 (ou maior)</text:p>
      <text:p text:style-name="P7"><text:span text:style-name="T4">Para enviar uma instrução (ou comando) para o Python, use o </text:span><text:span text:style-name="Source_20_Text"><text:span text:style-name="T9">-c</text:span></text:span></text:p>
      <text:p text:style-name="P5">python -c "1 + 1"</text:p>
      <text:p text:style-name="P7"><text:soft-page-break/><text:span text:style-name="T4">No comando acima o Python recebe a expressão </text:span><text:span text:style-name="Source_20_Text"><text:span text:style-name="T9">1 + 1</text:span></text:span><text:span text:style-name="T4"> interpreta, executa a operação matemática de adição, porém não exibe nenhum output, para ter a resposta na tela precisamos usar a função </text:span><text:span text:style-name="Source_20_Text"><text:span text:style-name="T9">print</text:span></text:span></text:p>
      <text:p text:style-name="P5">python -c "print(1 + 1)"</text:p>
      <text:p text:style-name="P7"><text:span text:style-name="Source_20_Text"><text:span text:style-name="T9">2</text:span></text:span></text:p>
      <text:p text:style-name="P7"><text:span text:style-name="T4">Outra maneira de se comunicar com o Python é através da execução de módulos com o </text:span><text:span text:style-name="Source_20_Text"><text:span text:style-name="T9">-m</text:span></text:span></text:p>
      <text:p text:style-name="P8">Para obter informações sobre os caminhos de instalação do Python</text:p>
      <text:p text:style-name="P5">python -m site</text:p>
      <text:p text:style-name="P7"><text:span text:style-name="Source_20_Text"><text:span text:style-name="T9">-m nome_do_modulo</text:span></text:span><text:span text:style-name="T4"> executa um módulo que esteja instalado e habilitado para execução direta, alguns exemplos </text:span><text:span text:style-name="Source_20_Text"><text:span text:style-name="T9">json, http.server, pip, site</text:span></text:span></text:p>
      <text:p text:style-name="P7"><text:span text:style-name="T4">E finalmente para abrir o terminal interativo use apenas </text:span><text:span text:style-name="Source_20_Text"><text:span text:style-name="T9">python</text:span></text:span></text:p>
      <text:p text:style-name="P5">python</text:p>
      <text:p text:style-name="P7"><text:span text:style-name="Source_20_Text"><text:span text:style-name="T9">&gt;&gt;&gt;</text:span></text:span></text:p>
      <text:p text:style-name="P7"><text:span text:style-name="T4">O sinal </text:span><text:span text:style-name="Source_20_Text"><text:span text:style-name="T9">&gt;&gt;&gt;</text:span></text:span><text:span text:style-name="T4"> é o prompt do Python e significa que ele está a espera de um comando ali você pode digitar </text:span><text:span text:style-name="Source_20_Text"><text:span text:style-name="T9">1 + 1</text:span></text:span><text:span text:style-name="T4"> ou qualquer operação matemática ou fazer chamadas de funções como </text:span><text:span text:style-name="Source_20_Text"><text:span text:style-name="T9">print("bruno".upper())</text:span></text:span></text:p>
      <text:p text:style-name="P11"><text:span text:style-name="T2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stem-ui" svg:font-family="system-ui, apple-system, BlinkMacSystemFont, 'Segoe UI', Roboto, Oxygen, Ubuntu, Cantarell, 'Droid Sans', 'Helvetica Neue', BlinkMacSystemFont, 'Segoe UI', Roboto, Oxygen, Ubuntu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1:02:19.323790682</meta:creation-date>
    <dc:date>2023-08-30T21:58:23.120234153</dc:date>
    <meta:editing-duration>PT56M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43" meta:word-count="677" meta:character-count="4109" meta:non-whitespace-character-count="3480"/>
  </office:meta>
</office:document-meta>
</file>